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38e" officeooo:paragraph-rsid="001f23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sudo add-apt-repository ppa:webupd8team/java</text:p>
      <text:p text:style-name="P1">2-sudo apt-get update</text:p>
      <text:p text:style-name="P1">3-cd ~</text:p>
      <text:p text:style-name="P1">4-/solr/mirrors-solr-latest-redir.html</text:p>
      <text:p text:style-name="P1">5-wget <text:a xlink:type="simple" xlink:href="http://archive.apache.org/dist/lucene/solr/7.2.1/solr-7.2.1.tgz" text:style-name="Internet_20_link" text:visited-style-name="Visited_20_Internet_20_Link">http://archive.apache.org/dist/lucene/solr/7.2.1/solr-7.2.1.tgz</text:a></text:p>
      <text:p text:style-name="P1">6-tar xzf solr-7.2.1.tgz solr-7.2.1/bin/install_solr_service.sh –strip-components=2</text:p>
      <text:p text:style-name="P1">7-service solr status</text:p>
      <text:p text:style-name="P1">8-sudo su - solr -c "/opt/solr/bin/solr create -c gettingstarted -n data_driven_schema_configs"</text:p>
      <text:p text:style-name="P1">9- To open http://localhost:8983/sol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00:49:23.202938489</meta:creation-date>
    <meta:generator>LibreOffice/5.1.6.2$Linux_X86_64 LibreOffice_project/10m0$Build-2</meta:generator>
    <dc:date>2018-09-16T00:52:32.466818496</dc:date>
    <meta:editing-duration>PT3M16S</meta:editing-duration>
    <meta:editing-cycles>1</meta:editing-cycles>
    <meta:document-statistic meta:table-count="0" meta:image-count="0" meta:object-count="0" meta:page-count="1" meta:paragraph-count="9" meta:word-count="34" meta:character-count="417" meta:non-whitespace-character-count="392"/>
  </office:meta>
</office:document-meta>
</file>